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paragraph-properties fo:margin-top="0cm" fo:margin-bottom="0.499cm" fo:text-align="start" style:justify-single-word="false"/>
      <style:text-properties fo:font-size="11pt" style:font-size-asian="11pt" style:font-size-complex="11pt"/>
    </style:style>
    <style:style style:name="P2" style:family="paragraph" style:parent-style-name="Table_20_Contents">
      <style:paragraph-properties fo:margin-top="0cm" fo:margin-bottom="0.499cm"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Table_20_Contents">
      <style:paragraph-properties fo:margin-top="0cm" fo:margin-bottom="0.499cm"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Table_20_Contents">
      <style:paragraph-properties fo:margin-top="0cm" fo:margin-bottom="0.499cm"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margin-top="0cm" fo:margin-bottom="0.499cm" fo:text-align="start" style:justify-single-word="false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Kirill Kramer <text:line-break/>Waldparkring 21 <text:s text:c="86"/>Walldürn 13.10.2013<text:line-break/>74731 Walldürn<text:line-break/>Tel.: 015126853331<text:line-break/>Email: </text:span><text:a xlink:type="simple" xlink:href="mailto:KramerKirill@gmx.de"><text:span text:style-name="T1">KramerKirill@gmx.de</text:span></text:a></text:p>
      <text:p text:style-name="P2">Lebenslauf</text:p>
      <text:p text:style-name="P4">Persönliche Daten</text:p>
      <text:p text:style-name="P3">Geboren:<text:tab/><text:tab/><text:tab/>Am 25.10.1989 in Omsk, Russland</text:p>
      <text:p text:style-name="P3">Familienstand: <text:tab/><text:tab/>ledig</text:p>
      <text:p text:style-name="P3"/>
      <text:p text:style-name="P4">Schulbildung</text:p>
      <text:p text:style-name="P3">09.1997 – 04.1999 <text:tab/><text:tab/>Gymnasium in Omsk, Russland</text:p>
      <text:p text:style-name="P3">04.1999 – 07.2001<text:tab/><text:tab/>Jakob-Mayer-Grundschule in Buchen</text:p>
      <text:p text:style-name="P3">09.2001- 07.2006<text:tab/><text:tab/>Karl-Trunzer-Hauptschule in Buchen</text:p>
      <text:p text:style-name="P3">09.2006 – 07.2008<text:tab/><text:tab/>Frankenlandschule Walldürn, Mittlere Reife</text:p>
      <text:p text:style-name="P3">09.2008 – 07.2011<text:tab/><text:tab/>Zentralgewerbeschule Buchen, Allgemeine Hochschulreife</text:p>
      <text:p text:style-name="P5"><text:span text:style-name="T2">10.2011 - ….<text:tab/><text:tab/><text:tab/> </text:span>Universität des Saarlandes, Bachelor <text:s text:c="2"/></text:p>
      <text:p text:style-name="P3"/>
      <text:p text:style-name="P4">Kenntnisse und Interessen</text:p>
      <text:p text:style-name="P3">Besondere Kenntnisse:<text:tab/>EDV-Grundkenntnisse</text:p>
      <text:p text:style-name="P3">Sprachen:<text:tab/><text:tab/><text:tab/>Grundkenntnisse in Spanisch</text:p>
      <text:p text:style-name="P3"><text:tab/><text:tab/><text:tab/><text:tab/>Sehr gute Russischkenntnisse</text:p>
      <text:p text:style-name="P3"><text:tab/><text:tab/><text:tab/><text:tab/>Englischkenntnisse</text:p>
      <text:p text:style-name="P3">Programmiersprachen:<text:tab/>C, Java, Assembler, Standard ML.</text:p>
      <text:p text:style-name="P3">Führerschein:<text:tab/><text:tab/><text:tab/>Klasse 3</text:p>
      <text:p text:style-name="P3">Hobbys:<text:tab/><text:tab/><text:tab/>Programmieren, Joggen, Kraftsport, Les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1T22:33:20.92</meta:creation-date>
    <dc:date>2013-10-13T14:17:59.91</dc:date>
    <meta:editing-duration>PT4H11M50S</meta:editing-duration>
    <meta:editing-cycles>11</meta:editing-cycles>
    <meta:generator>OpenOffice.org/3.4.1$Win32 OpenOffice.org_project/341m1$Build-9593</meta:generator>
    <meta:document-statistic meta:table-count="0" meta:image-count="0" meta:object-count="0" meta:page-count="1" meta:paragraph-count="20" meta:word-count="91" meta:character-count="926"/>
  </office:meta>
</office:document-meta>
</file>